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2020 CUBRIRSE EL ROSTRO</text:p>
      <text:p text:style-name="Normal"><text:span text:style-name="T2">Porque el año de la PANDEMIA, nos cubrimos el rostro, pero nunca nos detuvimos. Readaptamos nuestra COTIDIANIDAD, no nuestra individual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4:34:00Z</meta:creation-date>
    <dc:date>2021-04-12T14:34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5" meta:character-count="164" meta:row-count="1" meta:non-whitespace-character-count="140"/>
  </office:meta>
</office:document-meta>
</file>